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41cm" svg:stroke-color="#ff3838" draw:marker-start-width="0.409cm" draw:marker-end-width="0.409cm" draw:fill="none" draw:textarea-vertical-align="middle" fo:padding-top="0.193cm" fo:padding-bottom="0.193cm" fo:padding-left="0.318cm" fo:padding-right="0.318cm"/>
    </style:style>
    <style:style style:name="gr2" style:family="graphic" style:parent-style-name="objectwithoutfill">
      <style:graphic-properties svg:stroke-width="0.141cm" svg:stroke-color="#ff3838" draw:marker-start-width="0.41cm" draw:marker-end-width="0.41cm" draw:fill="none" draw:textarea-vertical-align="middle" fo:padding-top="0.194cm" fo:padding-bottom="0.194cm" fo:padding-left="0.319cm" fo:padding-right="0.31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63cm" svg:height="0.593cm" draw:transform="skewX (0.20001473227855) rotate (0.884881930761125) translate (0.266764743611879cm 0.527432594682445cm)" svg:viewBox="0 0 631 594" svg:d="M0 361c1265-931 237 233 237 233">
          <text:p/>
        </draw:path>
        <draw:path draw:style-name="gr2" draw:text-style-name="P1" draw:layer="layout" svg:width="0.63cm" svg:height="0.593cm" draw:transform="skewX (0.20001473227855) rotate (-2.25671072282867) translate (1.33323525638812cm 1.08556740531756cm)" svg:viewBox="0 0 631 594" svg:d="M0 361c1265-931 237 233 237 233">
          <text:p/>
        </draw:path>
        <draw:custom-shape draw:style-name="gr3" draw:text-style-name="P2" draw:layer="layout" svg:width="1cm" svg:height="0.3cm" draw:transform="rotate (1.5707963267949) translate (0cm 1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cm" svg:height="0.3cm" draw:transform="rotate (-1.5707963267949) translate (1.6cm 0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3-07T21:43:23.239024815</meta:creation-date>
    <dc:date>2021-09-29T14:18:45.349431246</dc:date>
    <meta:editing-duration>P1DT3H55M32S</meta:editing-duration>
    <meta:editing-cycles>94</meta:editing-cycles>
    <meta:generator>LibreOffice/7.1.5.2$Linux_X86_64 LibreOffice_project/10$Build-2</meta:generator>
    <meta:document-statistic meta:object-count="4"/>
  </office:meta>
</office:document-meta>
</file>